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GroupsCacheFac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Factory.createCache( AuxiliaryCacheAttributes iaca , CompositeCache 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vaGroupsCacheFact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